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formula="of:=[.D11]/[.F11]" office:value-type="float" office:value="1" calcext:value-type="float">
            <text:p>1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15.99992659507" calcext:value-type="float">
            <text:p>3415.9999265951</text:p>
          </table:table-cell>
          <table:table-cell/>
          <table:table-cell table:style-name="ce4" table:formula="of:=[.F23]" office:value-type="float" office:value="3415.99992659507" calcext:value-type="float">
            <text:p>3415.9999265951</text:p>
          </table:table-cell>
          <table:table-cell/>
          <table:table-cell table:formula="of:=[.M11]/[.O11]" office:value-type="float" office:value="1" calcext:value-type="float">
            <text:p>1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formula="of:=[.D14]/[.F14]" office:value-type="float" office:value="1" calcext:value-type="float">
            <text:p>1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000734049345783343" calcext:value-type="float">
            <text:p>-0.0007340493</text:p>
          </table:table-cell>
          <table:table-cell/>
          <table:table-cell table:style-name="ce4" table:formula="of:=[.F26]" office:value-type="float" office:value="-0.000734049345783343" calcext:value-type="float">
            <text:p>-0.0007340493</text:p>
          </table:table-cell>
          <table:table-cell/>
          <table:table-cell table:formula="of:=[.M14]/[.O14]" office:value-type="float" office:value="1" calcext:value-type="float">
            <text:p>1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formula="of:=[.D23]/[.F23]" office:value-type="float" office:value="1" calcext:value-type="float">
            <text:p>1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15.99992659507" calcext:value-type="float">
            <text:p>3415.9999265951</text:p>
          </table:table-cell>
          <table:table-cell/>
          <table:table-cell table:style-name="ce4" table:formula="of:=[.F35]" office:value-type="float" office:value="3415.99992659507" calcext:value-type="float">
            <text:p>3415.9999265951</text:p>
          </table:table-cell>
          <table:table-cell/>
          <table:table-cell table:formula="of:=[.M23]/[.O23]" office:value-type="float" office:value="1" calcext:value-type="float">
            <text:p>1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formula="of:=[.D26]/[.F26]" office:value-type="float" office:value="1" calcext:value-type="float">
            <text:p>1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000734049345783343" calcext:value-type="float">
            <text:p>-0.0007340493</text:p>
          </table:table-cell>
          <table:table-cell/>
          <table:table-cell table:style-name="ce4" table:formula="of:=[.F38]" office:value-type="float" office:value="-0.000734049345783343" calcext:value-type="float">
            <text:p>-0.0007340493</text:p>
          </table:table-cell>
          <table:table-cell/>
          <table:table-cell table:formula="of:=[.M26]/[.O26]" office:value-type="float" office:value="1" calcext:value-type="float">
            <text:p>1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formula="of:=[.D35]/[.F35]" office:value-type="float" office:value="1" calcext:value-type="float">
            <text:p>1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15.99992659507" calcext:value-type="float">
            <text:p>3415.9999265951</text:p>
          </table:table-cell>
          <table:table-cell/>
          <table:table-cell table:style-name="ce4" table:formula="of:=[.F23]" office:value-type="float" office:value="3415.99992659507" calcext:value-type="float">
            <text:p>3415.9999265951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formula="of:=[.D38]/[.F38]" office:value-type="float" office:value="1" calcext:value-type="float">
            <text:p>1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734049345783343" calcext:value-type="float">
            <text:p>-0.0007340493</text:p>
          </table:table-cell>
          <table:table-cell/>
          <table:table-cell table:style-name="ce4" table:formula="of:=[.F26]" office:value-type="float" office:value="-0.000734049345783343" calcext:value-type="float">
            <text:p>-0.0007340493</text:p>
          </table:table-cell>
          <table:table-cell/>
          <table:table-cell table:formula="of:=[.M38]/[.O38]" office:value-type="float" office:value="1" calcext:value-type="float">
            <text:p>1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formula="of:=[.D47]/[.F47]" office:value-type="float" office:value="1" calcext:value-type="float">
            <text:p>1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15.99992659507" calcext:value-type="float">
            <text:p>3415.9999265951</text:p>
          </table:table-cell>
          <table:table-cell/>
          <table:table-cell table:style-name="ce4" table:formula="of:=[.F47]" office:value-type="float" office:value="3415.99992659507" calcext:value-type="float">
            <text:p>3415.9999265951</text:p>
          </table:table-cell>
          <table:table-cell/>
          <table:table-cell table:formula="of:=[.M47]/[.O47]" office:value-type="float" office:value="1" calcext:value-type="float">
            <text:p>1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formula="of:=[.D50]/[.F50]" office:value-type="float" office:value="1" calcext:value-type="float">
            <text:p>1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000734049345783343" calcext:value-type="float">
            <text:p>-0.0007340493</text:p>
          </table:table-cell>
          <table:table-cell/>
          <table:table-cell table:style-name="ce4" table:formula="of:=[.F50]" office:value-type="float" office:value="-0.000734049345783343" calcext:value-type="float">
            <text:p>-0.0007340493</text:p>
          </table:table-cell>
          <table:table-cell/>
          <table:table-cell table:formula="of:=[.M50]/[.O50]" office:value-type="float" office:value="1" calcext:value-type="float">
            <text:p>1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15.99992659507" calcext:value-type="float">
            <text:p>3415.9999265951</text:p>
          </table:table-cell>
          <table:table-cell/>
          <table:table-cell table:style-name="ce4" table:formula="of:=[.F35]" office:value-type="float" office:value="3415.99992659507" calcext:value-type="float">
            <text:p>3415.9999265951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734049345783343" calcext:value-type="float">
            <text:p>-0.0007340493</text:p>
          </table:table-cell>
          <table:table-cell/>
          <table:table-cell table:style-name="ce4" table:formula="of:=[.F38]" office:value-type="float" office:value="-0.000734049345783343" calcext:value-type="float">
            <text:p>-0.0007340493</text:p>
          </table:table-cell>
          <table:table-cell/>
          <table:table-cell table:formula="of:=[.M62]/[.O62]" office:value-type="float" office:value="1" calcext:value-type="float">
            <text:p>1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15.99992659507" calcext:value-type="float">
            <text:p>3415.9999265951</text:p>
          </table:table-cell>
          <table:table-cell/>
          <table:table-cell table:style-name="ce4" table:formula="of:=[.F23]" office:value-type="float" office:value="3415.99992659507" calcext:value-type="float">
            <text:p>3415.9999265951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734049345783343" calcext:value-type="float">
            <text:p>-0.0007340493</text:p>
          </table:table-cell>
          <table:table-cell/>
          <table:table-cell table:style-name="ce4" table:formula="of:=[.F26]" office:value-type="float" office:value="-0.000734049345783343" calcext:value-type="float">
            <text:p>-0.0007340493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20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formula="of:=[.D11]/[.F11]" office:value-type="float" office:value="1" calcext:value-type="float">
            <text:p>1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42.06081926859" calcext:value-type="float">
            <text:p>3342.0608192686</text:p>
          </table:table-cell>
          <table:table-cell/>
          <table:table-cell table:style-name="ce4" table:formula="of:=[.F23]" office:value-type="float" office:value="3342.06081929009" calcext:value-type="float">
            <text:p>3342.0608192901</text:p>
          </table:table-cell>
          <table:table-cell/>
          <table:table-cell table:formula="of:=[.M11]/[.O11]" office:value-type="float" office:value="0.999999999993567" calcext:value-type="float">
            <text:p>1</text:p>
          </table:table-cell>
          <table:table-cell table:formula="of:=[.M11]-[.O11]" office:value-type="float" office:value="-0.0000000215000000025611" calcext:value-type="float">
            <text:p>-2.15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501" calcext:value-type="float">
            <text:p>-0.7448206321</text:p>
          </table:table-cell>
          <table:table-cell/>
          <table:table-cell table:formula="of:=[.D14]/[.F14]" office:value-type="float" office:value="0.999999999999987" calcext:value-type="float">
            <text:p>1</text:p>
          </table:table-cell>
          <table:table-cell table:formula="of:=[.D14]-[.F14]" office:value-type="float" office:value="9.99200722162641E-015" calcext:value-type="float">
            <text:p>9.99200722162641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744820632141501" calcext:value-type="float">
            <text:p>-0.7448206321</text:p>
          </table:table-cell>
          <table:table-cell/>
          <table:table-cell table:style-name="ce4" table:formula="of:=[.F26]" office:value-type="float" office:value="-0.744820632160838" calcext:value-type="float">
            <text:p>-0.7448206322</text:p>
          </table:table-cell>
          <table:table-cell/>
          <table:table-cell table:formula="of:=[.M14]/[.O14]" office:value-type="float" office:value="0.999999999974038" calcext:value-type="float">
            <text:p>1</text:p>
          </table:table-cell>
          <table:table-cell table:formula="of:=[.M14]-[.O14]" office:value-type="float" office:value="0.0000000000193369764645013" calcext:value-type="float">
            <text:p>1.93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9009" calcext:value-type="float">
            <text:p>3342.0608192901</text:p>
          </table:table-cell>
          <table:table-cell/>
          <table:table-cell table:formula="of:=[.D23]/[.F23]" office:value-type="float" office:value="0.999999999993567" calcext:value-type="float">
            <text:p>1</text:p>
          </table:table-cell>
          <table:table-cell table:formula="of:=[.D23]-[.F23]" office:value-type="float" office:value="-0.0000000215000000025611" calcext:value-type="float">
            <text:p>-2.15000000025611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42.06081926859" calcext:value-type="float">
            <text:p>3342.0608192686</text:p>
          </table:table-cell>
          <table:table-cell/>
          <table:table-cell table:style-name="ce4" table:formula="of:=[.F35]" office:value-type="float" office:value="3342.06081646178" calcext:value-type="float">
            <text:p>3342.0608164618</text:p>
          </table:table-cell>
          <table:table-cell/>
          <table:table-cell table:formula="of:=[.M23]/[.O23]" office:value-type="float" office:value="1.00000000083984" calcext:value-type="float">
            <text:p>1.0000000008</text:p>
          </table:table-cell>
          <table:table-cell table:formula="of:=[.M23]-[.O23]" office:value-type="float" office:value="0.00000280680978903547" calcext:value-type="float">
            <text:p>2.81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60838" calcext:value-type="float">
            <text:p>-0.7448206322</text:p>
          </table:table-cell>
          <table:table-cell/>
          <table:table-cell table:formula="of:=[.D26]/[.F26]" office:value-type="float" office:value="0.999999999974025" calcext:value-type="float">
            <text:p>1</text:p>
          </table:table-cell>
          <table:table-cell table:formula="of:=[.D26]-[.F26]" office:value-type="float" office:value="0.0000000000193469684717229" calcext:value-type="float">
            <text:p>1.93469684717229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744820632141501" calcext:value-type="float">
            <text:p>-0.7448206321</text:p>
          </table:table-cell>
          <table:table-cell/>
          <table:table-cell table:style-name="ce4" table:formula="of:=[.F38]" office:value-type="float" office:value="-0.744820648296922" calcext:value-type="float">
            <text:p>-0.7448206483</text:p>
          </table:table-cell>
          <table:table-cell/>
          <table:table-cell table:formula="of:=[.M26]/[.O26]" office:value-type="float" office:value="0.999999978309649" calcext:value-type="float">
            <text:p>0.9999999783</text:p>
          </table:table-cell>
          <table:table-cell table:formula="of:=[.M26]-[.O26]" office:value-type="float" office:value="0.000000016155421000974" calcext:value-type="float">
            <text:p>1.62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646178" calcext:value-type="float">
            <text:p>3342.0608164618</text:p>
          </table:table-cell>
          <table:table-cell/>
          <table:table-cell table:formula="of:=[.D35]/[.F35]" office:value-type="float" office:value="1.00000000083984" calcext:value-type="float">
            <text:p>1.0000000008</text:p>
          </table:table-cell>
          <table:table-cell table:formula="of:=[.D35]-[.F35]" office:value-type="float" office:value="0.00000280680978903547" calcext:value-type="float">
            <text:p>2.80680978903547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342.06081646178" calcext:value-type="float">
            <text:p>3342.0608164618</text:p>
          </table:table-cell>
          <table:table-cell/>
          <table:table-cell table:style-name="ce4" table:formula="of:=[.F23]" office:value-type="float" office:value="3342.06081929009" calcext:value-type="float">
            <text:p>3342.0608192901</text:p>
          </table:table-cell>
          <table:table-cell/>
          <table:table-cell table:formula="of:=[.M35]/[.O35]" office:value-type="float" office:value="0.999999999153723" calcext:value-type="float">
            <text:p>0.9999999992</text:p>
          </table:table-cell>
          <table:table-cell table:formula="of:=[.M35]-[.O35]" office:value-type="float" office:value="-0.00000282830978903803" calcext:value-type="float">
            <text:p>-2.83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48296922" calcext:value-type="float">
            <text:p>-0.7448206483</text:p>
          </table:table-cell>
          <table:table-cell/>
          <table:table-cell table:formula="of:=[.D38]/[.F38]" office:value-type="float" office:value="0.999999978309636" calcext:value-type="float">
            <text:p>0.9999999783</text:p>
          </table:table-cell>
          <table:table-cell table:formula="of:=[.D38]-[.F38]" office:value-type="float" office:value="0.0000000161554309929812" calcext:value-type="float">
            <text:p>1.61554309929812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744820648296922" calcext:value-type="float">
            <text:p>-0.7448206483</text:p>
          </table:table-cell>
          <table:table-cell/>
          <table:table-cell table:style-name="ce4" table:formula="of:=[.F26]" office:value-type="float" office:value="-0.744820632160838" calcext:value-type="float">
            <text:p>-0.7448206322</text:p>
          </table:table-cell>
          <table:table-cell/>
          <table:table-cell table:formula="of:=[.M38]/[.O38]" office:value-type="float" office:value="1.00000002166439" calcext:value-type="float">
            <text:p>1.0000000217</text:p>
          </table:table-cell>
          <table:table-cell table:formula="of:=[.M38]-[.O38]" office:value-type="float" office:value="-0.0000000161360840245095" calcext:value-type="float">
            <text:p>-1.61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904" calcext:value-type="float">
            <text:p>3342.060819269</text:p>
          </table:table-cell>
          <table:table-cell/>
          <table:table-cell table:formula="of:=[.D47]/[.F47]" office:value-type="float" office:value="0.999999999999865" calcext:value-type="float">
            <text:p>1</text:p>
          </table:table-cell>
          <table:table-cell table:formula="of:=[.D47]-[.F47]" office:value-type="float" office:value="-0.0000000004501998773776" calcext:value-type="float">
            <text:p>-4.501998773776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42.06081926859" calcext:value-type="float">
            <text:p>3342.0608192686</text:p>
          </table:table-cell>
          <table:table-cell/>
          <table:table-cell table:style-name="ce4" table:formula="of:=[.F47]" office:value-type="float" office:value="3342.06081926904" calcext:value-type="float">
            <text:p>3342.060819269</text:p>
          </table:table-cell>
          <table:table-cell/>
          <table:table-cell table:formula="of:=[.M47]/[.O47]" office:value-type="float" office:value="0.999999999999865" calcext:value-type="float">
            <text:p>1</text:p>
          </table:table-cell>
          <table:table-cell table:formula="of:=[.M47]-[.O47]" office:value-type="float" office:value="-0.0000000004501998773776" calcext:value-type="float">
            <text:p>-4.5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0168" calcext:value-type="float">
            <text:p>-0.7448206321</text:p>
          </table:table-cell>
          <table:table-cell/>
          <table:table-cell table:formula="of:=[.D50]/[.F50]" office:value-type="float" office:value="1.00000000000178" calcext:value-type="float">
            <text:p>1</text:p>
          </table:table-cell>
          <table:table-cell table:formula="of:=[.D50]-[.F50]" office:value-type="float" office:value="-0.0000000000013230527784458" calcext:value-type="float">
            <text:p>-1.3230527784458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744820632141501" calcext:value-type="float">
            <text:p>-0.7448206321</text:p>
          </table:table-cell>
          <table:table-cell/>
          <table:table-cell table:style-name="ce4" table:formula="of:=[.F50]" office:value-type="float" office:value="-0.744820632140168" calcext:value-type="float">
            <text:p>-0.7448206321</text:p>
          </table:table-cell>
          <table:table-cell/>
          <table:table-cell table:formula="of:=[.M50]/[.O50]" office:value-type="float" office:value="1.00000000000179" calcext:value-type="float">
            <text:p>1</text:p>
          </table:table-cell>
          <table:table-cell table:formula="of:=[.M50]-[.O50]" office:value-type="float" office:value="-0.00000000000133304478566743" calcext:value-type="float">
            <text:p>-1.33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42.06081926904" calcext:value-type="float">
            <text:p>3342.060819269</text:p>
          </table:table-cell>
          <table:table-cell/>
          <table:table-cell table:style-name="ce4" table:formula="of:=[.F35]" office:value-type="float" office:value="3342.06081646178" calcext:value-type="float">
            <text:p>3342.0608164618</text:p>
          </table:table-cell>
          <table:table-cell/>
          <table:table-cell table:formula="of:=[.M59]/[.O59]" office:value-type="float" office:value="1.00000000083998" calcext:value-type="float">
            <text:p>1.0000000008</text:p>
          </table:table-cell>
          <table:table-cell table:formula="of:=[.M59]-[.O59]" office:value-type="float" office:value="0.00000280725998891285" calcext:value-type="float">
            <text:p>2.8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744820632140168" calcext:value-type="float">
            <text:p>-0.7448206321</text:p>
          </table:table-cell>
          <table:table-cell/>
          <table:table-cell table:style-name="ce4" table:formula="of:=[.F38]" office:value-type="float" office:value="-0.744820648296922" calcext:value-type="float">
            <text:p>-0.7448206483</text:p>
          </table:table-cell>
          <table:table-cell/>
          <table:table-cell table:formula="of:=[.M62]/[.O62]" office:value-type="float" office:value="0.99999997830786" calcext:value-type="float">
            <text:p>0.9999999783</text:p>
          </table:table-cell>
          <table:table-cell table:formula="of:=[.M62]-[.O62]" office:value-type="float" office:value="0.0000000161567540457597" calcext:value-type="float">
            <text:p>1.6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42.06081926904" calcext:value-type="float">
            <text:p>3342.060819269</text:p>
          </table:table-cell>
          <table:table-cell/>
          <table:table-cell table:style-name="ce4" table:formula="of:=[.F23]" office:value-type="float" office:value="3342.06081929009" calcext:value-type="float">
            <text:p>3342.0608192901</text:p>
          </table:table-cell>
          <table:table-cell/>
          <table:table-cell table:formula="of:=[.M71]/[.O71]" office:value-type="float" office:value="0.999999999993702" calcext:value-type="float">
            <text:p>1</text:p>
          </table:table-cell>
          <table:table-cell table:formula="of:=[.M71]-[.O71]" office:value-type="float" office:value="-0.0000000210498001251835" calcext:value-type="float">
            <text:p>-2.1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744820632140168" calcext:value-type="float">
            <text:p>-0.7448206321</text:p>
          </table:table-cell>
          <table:table-cell/>
          <table:table-cell table:style-name="ce4" table:formula="of:=[.F26]" office:value-type="float" office:value="-0.744820632160838" calcext:value-type="float">
            <text:p>-0.7448206322</text:p>
          </table:table-cell>
          <table:table-cell/>
          <table:table-cell table:formula="of:=[.M74]/[.O74]" office:value-type="float" office:value="0.999999999972248" calcext:value-type="float">
            <text:p>1</text:p>
          </table:table-cell>
          <table:table-cell table:formula="of:=[.M74]-[.O74]" office:value-type="float" office:value="0.0000000000206700212501687" calcext:value-type="float">
            <text:p>2.07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formula="of:=[.D11]/[.F11]" office:value-type="float" office:value="0.999999999999997" calcext:value-type="float">
            <text:p>1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42.06081926859" calcext:value-type="float">
            <text:p>3342.0608192686</text:p>
          </table:table-cell>
          <table:table-cell/>
          <table:table-cell table:style-name="ce4" table:formula="of:=[.F23]" office:value-type="float" office:value="3342.06081926861" calcext:value-type="float">
            <text:p>3342.0608192686</text:p>
          </table:table-cell>
          <table:table-cell/>
          <table:table-cell table:formula="of:=[.M11]/[.O11]" office:value-type="float" office:value="0.999999999999994" calcext:value-type="float">
            <text:p>1</text:p>
          </table:table-cell>
          <table:table-cell table:formula="of:=[.M11]-[.O11]" office:value-type="float" office:value="-0.0000000000200088834390044" calcext:value-type="float">
            <text:p>-2.00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744820632141492" calcext:value-type="float">
            <text:p>-0.7448206321</text:p>
          </table:table-cell>
          <table:table-cell/>
          <table:table-cell table:style-name="ce3" office:value-type="float" office:value="-0.744820632141501" calcext:value-type="float">
            <text:p>-0.7448206321</text:p>
          </table:table-cell>
          <table:table-cell/>
          <table:table-cell table:formula="of:=[.D14]/[.F14]" office:value-type="float" office:value="0.999999999999988" calcext:value-type="float">
            <text:p>1</text:p>
          </table:table-cell>
          <table:table-cell table:formula="of:=[.D14]-[.F14]" office:value-type="float" office:value="8.99280649946377E-015" calcext:value-type="float">
            <text:p>8.9928064994637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744820632141501" calcext:value-type="float">
            <text:p>-0.7448206321</text:p>
          </table:table-cell>
          <table:table-cell/>
          <table:table-cell table:style-name="ce4" table:formula="of:=[.F26]" office:value-type="float" office:value="-0.744820632141502" calcext:value-type="float">
            <text:p>-0.7448206321</text:p>
          </table:table-cell>
          <table:table-cell/>
          <table:table-cell table:formula="of:=[.M14]/[.O14]" office:value-type="float" office:value="0.999999999999999" calcext:value-type="float">
            <text:p>1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61" calcext:value-type="float">
            <text:p>3342.0608192686</text:p>
          </table:table-cell>
          <table:table-cell/>
          <table:table-cell table:formula="of:=[.D23]/[.F23]" office:value-type="float" office:value="0.999999999999991" calcext:value-type="float">
            <text:p>1</text:p>
          </table:table-cell>
          <table:table-cell table:formula="of:=[.D23]-[.F23]" office:value-type="float" office:value="-0.0000000000300133251585066" calcext:value-type="float">
            <text:p>-3.00133251585066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42.06081926859" calcext:value-type="float">
            <text:p>3342.0608192686</text:p>
          </table:table-cell>
          <table:table-cell/>
          <table:table-cell table:style-name="ce4" table:formula="of:=[.F35]" office:value-type="float" office:value="3342.06081926852" calcext:value-type="float">
            <text:p>3342.0608192685</text:p>
          </table:table-cell>
          <table:table-cell/>
          <table:table-cell table:formula="of:=[.M23]/[.O23]" office:value-type="float" office:value="1.00000000000002" calcext:value-type="float">
            <text:p>1</text:p>
          </table:table-cell>
          <table:table-cell table:formula="of:=[.M23]-[.O23]" office:value-type="float" office:value="0.0000000000700310920365155" calcext:value-type="float">
            <text:p>7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2" calcext:value-type="float">
            <text:p>-0.7448206321</text:p>
          </table:table-cell>
          <table:table-cell/>
          <table:table-cell table:style-name="ce3" office:value-type="float" office:value="-0.744820632141502" calcext:value-type="float">
            <text:p>-0.7448206321</text:p>
          </table:table-cell>
          <table:table-cell/>
          <table:table-cell table:formula="of:=[.D26]/[.F26]" office:value-type="float" office:value="0.999999999999987" calcext:value-type="float">
            <text:p>1</text:p>
          </table:table-cell>
          <table:table-cell table:formula="of:=[.D26]-[.F26]" office:value-type="float" office:value="9.99200722162641E-015" calcext:value-type="float">
            <text:p>9.99200722162641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744820632141501" calcext:value-type="float">
            <text:p>-0.7448206321</text:p>
          </table:table-cell>
          <table:table-cell/>
          <table:table-cell table:style-name="ce4" table:formula="of:=[.F38]" office:value-type="float" office:value="-0.744820632141798" calcext:value-type="float">
            <text:p>-0.7448206321</text:p>
          </table:table-cell>
          <table:table-cell/>
          <table:table-cell table:formula="of:=[.M26]/[.O26]" office:value-type="float" office:value="0.999999999999601" calcext:value-type="float">
            <text:p>1</text:p>
          </table:table-cell>
          <table:table-cell table:formula="of:=[.M26]-[.O26]" office:value-type="float" office:value="0.000000000000296984659087229" calcext:value-type="float">
            <text:p>2.97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52" calcext:value-type="float">
            <text:p>3342.0608192685</text:p>
          </table:table-cell>
          <table:table-cell/>
          <table:table-cell table:formula="of:=[.D35]/[.F35]" office:value-type="float" office:value="1.00000000000002" calcext:value-type="float">
            <text:p>1</text:p>
          </table:table-cell>
          <table:table-cell table:formula="of:=[.D35]-[.F35]" office:value-type="float" office:value="0.0000000000600266503170133" calcext:value-type="float">
            <text:p>6.00266503170133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342.06081926852" calcext:value-type="float">
            <text:p>3342.0608192685</text:p>
          </table:table-cell>
          <table:table-cell/>
          <table:table-cell table:style-name="ce4" table:formula="of:=[.F23]" office:value-type="float" office:value="3342.06081926861" calcext:value-type="float">
            <text:p>3342.0608192686</text:p>
          </table:table-cell>
          <table:table-cell/>
          <table:table-cell table:formula="of:=[.M35]/[.O35]" office:value-type="float" office:value="0.999999999999973" calcext:value-type="float">
            <text:p>1</text:p>
          </table:table-cell>
          <table:table-cell table:formula="of:=[.M35]-[.O35]" office:value-type="float" office:value="-0.0000000000900399754755199" calcext:value-type="float">
            <text:p>-9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2" calcext:value-type="float">
            <text:p>-0.7448206321</text:p>
          </table:table-cell>
          <table:table-cell/>
          <table:table-cell table:style-name="ce3" office:value-type="float" office:value="-0.744820632141798" calcext:value-type="float">
            <text:p>-0.7448206321</text:p>
          </table:table-cell>
          <table:table-cell/>
          <table:table-cell table:formula="of:=[.D38]/[.F38]" office:value-type="float" office:value="0.999999999999589" calcext:value-type="float">
            <text:p>1</text:p>
          </table:table-cell>
          <table:table-cell table:formula="of:=[.D38]-[.F38]" office:value-type="float" office:value="0.000000000000305977465586693" calcext:value-type="float">
            <text:p>3.05977465586693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744820632141798" calcext:value-type="float">
            <text:p>-0.7448206321</text:p>
          </table:table-cell>
          <table:table-cell/>
          <table:table-cell table:style-name="ce4" table:formula="of:=[.F26]" office:value-type="float" office:value="-0.744820632141502" calcext:value-type="float">
            <text:p>-0.7448206321</text:p>
          </table:table-cell>
          <table:table-cell/>
          <table:table-cell table:formula="of:=[.M38]/[.O38]" office:value-type="float" office:value="1.0000000000004" calcext:value-type="float">
            <text:p>1</text:p>
          </table:table-cell>
          <table:table-cell table:formula="of:=[.M38]-[.O38]" office:value-type="float" office:value="-0.000000000000295985458365067" calcext:value-type="float">
            <text:p>-2.96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formula="of:=[.D47]/[.F47]" office:value-type="float" office:value="0.999999999999997" calcext:value-type="float">
            <text:p>1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42.06081926859" calcext:value-type="float">
            <text:p>3342.0608192686</text:p>
          </table:table-cell>
          <table:table-cell/>
          <table:table-cell table:style-name="ce4" table:formula="of:=[.F47]" office:value-type="float" office:value="3342.06081926859" calcext:value-type="float">
            <text:p>3342.0608192686</text:p>
          </table:table-cell>
          <table:table-cell/>
          <table:table-cell table:formula="of:=[.M47]/[.O47]" office:value-type="float" office:value="1" calcext:value-type="float">
            <text:p>1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2" calcext:value-type="float">
            <text:p>-0.7448206321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formula="of:=[.D50]/[.F50]" office:value-type="float" office:value="1" calcext:value-type="float">
            <text:p>1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744820632141501" calcext:value-type="float">
            <text:p>-0.7448206321</text:p>
          </table:table-cell>
          <table:table-cell/>
          <table:table-cell table:style-name="ce4" table:formula="of:=[.F50]" office:value-type="float" office:value="-0.744820632141491" calcext:value-type="float">
            <text:p>-0.7448206321</text:p>
          </table:table-cell>
          <table:table-cell/>
          <table:table-cell table:formula="of:=[.M50]/[.O50]" office:value-type="float" office:value="1.00000000000001" calcext:value-type="float">
            <text:p>1</text:p>
          </table:table-cell>
          <table:table-cell table:formula="of:=[.M50]-[.O50]" office:value-type="float" office:value="-9.99200722162641E-015" calcext:value-type="float">
            <text:p>-9.99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42.06081926859" calcext:value-type="float">
            <text:p>3342.0608192686</text:p>
          </table:table-cell>
          <table:table-cell/>
          <table:table-cell table:style-name="ce4" table:formula="of:=[.F35]" office:value-type="float" office:value="3342.06081926852" calcext:value-type="float">
            <text:p>3342.0608192685</text:p>
          </table:table-cell>
          <table:table-cell/>
          <table:table-cell table:formula="of:=[.M59]/[.O59]" office:value-type="float" office:value="1.00000000000002" calcext:value-type="float">
            <text:p>1</text:p>
          </table:table-cell>
          <table:table-cell table:formula="of:=[.M59]-[.O59]" office:value-type="float" office:value="0.0000000000700310920365155" calcext:value-type="float">
            <text:p>7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744820632141491" calcext:value-type="float">
            <text:p>-0.7448206321</text:p>
          </table:table-cell>
          <table:table-cell/>
          <table:table-cell table:style-name="ce4" table:formula="of:=[.F38]" office:value-type="float" office:value="-0.744820632141798" calcext:value-type="float">
            <text:p>-0.7448206321</text:p>
          </table:table-cell>
          <table:table-cell/>
          <table:table-cell table:formula="of:=[.M62]/[.O62]" office:value-type="float" office:value="0.999999999999588" calcext:value-type="float">
            <text:p>1</text:p>
          </table:table-cell>
          <table:table-cell table:formula="of:=[.M62]-[.O62]" office:value-type="float" office:value="0.000000000000306976666308856" calcext:value-type="float">
            <text:p>3.07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42.06081926859" calcext:value-type="float">
            <text:p>3342.0608192686</text:p>
          </table:table-cell>
          <table:table-cell/>
          <table:table-cell table:style-name="ce4" table:formula="of:=[.F23]" office:value-type="float" office:value="3342.06081926861" calcext:value-type="float">
            <text:p>3342.0608192686</text:p>
          </table:table-cell>
          <table:table-cell/>
          <table:table-cell table:formula="of:=[.M71]/[.O71]" office:value-type="float" office:value="0.999999999999994" calcext:value-type="float">
            <text:p>1</text:p>
          </table:table-cell>
          <table:table-cell table:formula="of:=[.M71]-[.O71]" office:value-type="float" office:value="-0.0000000000200088834390044" calcext:value-type="float">
            <text:p>-2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744820632141491" calcext:value-type="float">
            <text:p>-0.7448206321</text:p>
          </table:table-cell>
          <table:table-cell/>
          <table:table-cell table:style-name="ce4" table:formula="of:=[.F26]" office:value-type="float" office:value="-0.744820632141502" calcext:value-type="float">
            <text:p>-0.7448206321</text:p>
          </table:table-cell>
          <table:table-cell/>
          <table:table-cell table:formula="of:=[.M74]/[.O74]" office:value-type="float" office:value="0.999999999999985" calcext:value-type="float">
            <text:p>1</text:p>
          </table:table-cell>
          <table:table-cell table:formula="of:=[.M74]-[.O74]" office:value-type="float" office:value="0.0000000000000109912079437891" calcext:value-type="float">
            <text:p>1.10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formula="of:=[.D11]/[.F11]" office:value-type="float" office:value="0.999999999999997" calcext:value-type="float">
            <text:p>1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42.06081926859" calcext:value-type="float">
            <text:p>3342.0608192686</text:p>
          </table:table-cell>
          <table:table-cell/>
          <table:table-cell table:style-name="ce4" table:formula="of:=[.F23]" office:value-type="float" office:value="3342.06081926859" calcext:value-type="float">
            <text:p>3342.0608192686</text:p>
          </table:table-cell>
          <table:table-cell/>
          <table:table-cell table:formula="of:=[.M11]/[.O11]" office:value-type="float" office:value="1" calcext:value-type="float">
            <text:p>1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501" calcext:value-type="float">
            <text:p>-0.7448206321</text:p>
          </table:table-cell>
          <table:table-cell/>
          <table:table-cell table:formula="of:=[.D14]/[.F14]" office:value-type="float" office:value="0.999999999999987" calcext:value-type="float">
            <text:p>1</text:p>
          </table:table-cell>
          <table:table-cell table:formula="of:=[.D14]-[.F14]" office:value-type="float" office:value="9.99200722162641E-015" calcext:value-type="float">
            <text:p>9.99200722162641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744820632141501" calcext:value-type="float">
            <text:p>-0.7448206321</text:p>
          </table:table-cell>
          <table:table-cell/>
          <table:table-cell table:style-name="ce4" table:formula="of:=[.F26]" office:value-type="float" office:value="-0.744820632141492" calcext:value-type="float">
            <text:p>-0.7448206321</text:p>
          </table:table-cell>
          <table:table-cell/>
          <table:table-cell table:formula="of:=[.M14]/[.O14]" office:value-type="float" office:value="1.00000000000001" calcext:value-type="float">
            <text:p>1</text:p>
          </table:table-cell>
          <table:table-cell table:formula="of:=[.M14]-[.O14]" office:value-type="float" office:value="-8.99280649946377E-015" calcext:value-type="float">
            <text:p>-8.99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 office:value-type="float" office:value="200" calcext:value-type="float">
            <text:p>200</text:p>
          </table:table-cell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formula="of:=[.D23]/[.F23]" office:value-type="float" office:value="0.999999999999997" calcext:value-type="float">
            <text:p>1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42.06081926859" calcext:value-type="float">
            <text:p>3342.0608192686</text:p>
          </table:table-cell>
          <table:table-cell/>
          <table:table-cell table:style-name="ce4" table:formula="of:=[.F35]" office:value-type="float" office:value="3342.06081926857" calcext:value-type="float">
            <text:p>3342.0608192686</text:p>
          </table:table-cell>
          <table:table-cell/>
          <table:table-cell table:formula="of:=[.M23]/[.O23]" office:value-type="float" office:value="1.00000000000001" calcext:value-type="float">
            <text:p>1</text:p>
          </table:table-cell>
          <table:table-cell table:formula="of:=[.M23]-[.O23]" office:value-type="float" office:value="0.0000000000200088834390044" calcext:value-type="float">
            <text:p>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492" calcext:value-type="float">
            <text:p>-0.7448206321</text:p>
          </table:table-cell>
          <table:table-cell/>
          <table:table-cell table:formula="of:=[.D26]/[.F26]" office:value-type="float" office:value="0.999999999999999" calcext:value-type="float">
            <text:p>1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744820632141501" calcext:value-type="float">
            <text:p>-0.7448206321</text:p>
          </table:table-cell>
          <table:table-cell/>
          <table:table-cell table:style-name="ce4" table:formula="of:=[.F38]" office:value-type="float" office:value="-0.744820632141541" calcext:value-type="float">
            <text:p>-0.7448206321</text:p>
          </table:table-cell>
          <table:table-cell/>
          <table:table-cell table:formula="of:=[.M26]/[.O26]" office:value-type="float" office:value="0.999999999999946" calcext:value-type="float">
            <text:p>1</text:p>
          </table:table-cell>
          <table:table-cell table:formula="of:=[.M26]-[.O26]" office:value-type="float" office:value="0.0000000000000399680288865056" calcext:value-type="float">
            <text:p>4.0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RKF45 needs 1e-16 for the differences to become zero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57" calcext:value-type="float">
            <text:p>3342.0608192686</text:p>
          </table:table-cell>
          <table:table-cell/>
          <table:table-cell table:formula="of:=[.D35]/[.F35]" office:value-type="float" office:value="1" calcext:value-type="float">
            <text:p>1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342.06081926857" calcext:value-type="float">
            <text:p>3342.0608192686</text:p>
          </table:table-cell>
          <table:table-cell/>
          <table:table-cell table:style-name="ce4" table:formula="of:=[.F23]" office:value-type="float" office:value="3342.06081926859" calcext:value-type="float">
            <text:p>3342.0608192686</text:p>
          </table:table-cell>
          <table:table-cell/>
          <table:table-cell table:formula="of:=[.M35]/[.O35]" office:value-type="float" office:value="0.999999999999994" calcext:value-type="float">
            <text:p>1</text:p>
          </table:table-cell>
          <table:table-cell table:formula="of:=[.M35]-[.O35]" office:value-type="float" office:value="-0.0000000000200088834390044" calcext:value-type="float">
            <text:p>-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541" calcext:value-type="float">
            <text:p>-0.7448206321</text:p>
          </table:table-cell>
          <table:table-cell/>
          <table:table-cell table:formula="of:=[.D38]/[.F38]" office:value-type="float" office:value="0.999999999999933" calcext:value-type="float">
            <text:p>1</text:p>
          </table:table-cell>
          <table:table-cell table:formula="of:=[.D38]-[.F38]" office:value-type="float" office:value="0.000000000000049960036108132" calcext:value-type="float">
            <text:p>4.9960036108132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744820632141541" calcext:value-type="float">
            <text:p>-0.7448206321</text:p>
          </table:table-cell>
          <table:table-cell/>
          <table:table-cell table:style-name="ce4" table:formula="of:=[.F26]" office:value-type="float" office:value="-0.744820632141492" calcext:value-type="float">
            <text:p>-0.7448206321</text:p>
          </table:table-cell>
          <table:table-cell/>
          <table:table-cell table:formula="of:=[.M38]/[.O38]" office:value-type="float" office:value="1.00000000000007" calcext:value-type="float">
            <text:p>1</text:p>
          </table:table-cell>
          <table:table-cell table:formula="of:=[.M38]-[.O38]" office:value-type="float" office:value="-0.0000000000000489608353859694" calcext:value-type="float">
            <text:p>-4.9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formula="of:=[.D47]/[.F47]" office:value-type="float" office:value="0.999999999999997" calcext:value-type="float">
            <text:p>1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42.06081926859" calcext:value-type="float">
            <text:p>3342.0608192686</text:p>
          </table:table-cell>
          <table:table-cell/>
          <table:table-cell table:style-name="ce4" table:formula="of:=[.F47]" office:value-type="float" office:value="3342.06081926859" calcext:value-type="float">
            <text:p>3342.0608192686</text:p>
          </table:table-cell>
          <table:table-cell/>
          <table:table-cell table:formula="of:=[.M47]/[.O47]" office:value-type="float" office:value="1" calcext:value-type="float">
            <text:p>1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49" calcext:value-type="float">
            <text:p>-0.7448206321</text:p>
          </table:table-cell>
          <table:table-cell/>
          <table:table-cell table:formula="of:=[.D50]/[.F50]" office:value-type="float" office:value="1" calcext:value-type="float">
            <text:p>1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744820632141501" calcext:value-type="float">
            <text:p>-0.7448206321</text:p>
          </table:table-cell>
          <table:table-cell/>
          <table:table-cell table:style-name="ce4" table:formula="of:=[.F50]" office:value-type="float" office:value="-0.74482063214149" calcext:value-type="float">
            <text:p>-0.7448206321</text:p>
          </table:table-cell>
          <table:table-cell/>
          <table:table-cell table:formula="of:=[.M50]/[.O50]" office:value-type="float" office:value="1.00000000000001" calcext:value-type="float">
            <text:p>1</text:p>
          </table:table-cell>
          <table:table-cell table:formula="of:=[.M50]-[.O50]" office:value-type="float" office:value="-0.0000000000000111022302462516" calcext:value-type="float">
            <text:p>-1.11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42.06081926859" calcext:value-type="float">
            <text:p>3342.0608192686</text:p>
          </table:table-cell>
          <table:table-cell/>
          <table:table-cell table:style-name="ce4" table:formula="of:=[.F35]" office:value-type="float" office:value="3342.06081926857" calcext:value-type="float">
            <text:p>3342.0608192686</text:p>
          </table:table-cell>
          <table:table-cell/>
          <table:table-cell table:formula="of:=[.M59]/[.O59]" office:value-type="float" office:value="1.00000000000001" calcext:value-type="float">
            <text:p>1</text:p>
          </table:table-cell>
          <table:table-cell table:formula="of:=[.M59]-[.O59]" office:value-type="float" office:value="0.0000000000200088834390044" calcext:value-type="float">
            <text:p>2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74482063214149" calcext:value-type="float">
            <text:p>-0.7448206321</text:p>
          </table:table-cell>
          <table:table-cell/>
          <table:table-cell table:style-name="ce4" table:formula="of:=[.F38]" office:value-type="float" office:value="-0.744820632141541" calcext:value-type="float">
            <text:p>-0.7448206321</text:p>
          </table:table-cell>
          <table:table-cell/>
          <table:table-cell table:formula="of:=[.M62]/[.O62]" office:value-type="float" office:value="0.999999999999931" calcext:value-type="float">
            <text:p>1</text:p>
          </table:table-cell>
          <table:table-cell table:formula="of:=[.M62]-[.O62]" office:value-type="float" office:value="0.0000000000000510702591327572" calcext:value-type="float">
            <text:p>5.11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42.06081926859" calcext:value-type="float">
            <text:p>3342.0608192686</text:p>
          </table:table-cell>
          <table:table-cell/>
          <table:table-cell table:style-name="ce4" table:formula="of:=[.F23]" office:value-type="float" office:value="3342.06081926859" calcext:value-type="float">
            <text:p>3342.0608192686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74482063214149" calcext:value-type="float">
            <text:p>-0.7448206321</text:p>
          </table:table-cell>
          <table:table-cell/>
          <table:table-cell table:style-name="ce4" table:formula="of:=[.F26]" office:value-type="float" office:value="-0.744820632141492" calcext:value-type="float">
            <text:p>-0.7448206321</text:p>
          </table:table-cell>
          <table:table-cell/>
          <table:table-cell table:formula="of:=[.M74]/[.O74]" office:value-type="float" office:value="0.999999999999997" calcext:value-type="float">
            <text:p>1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1T10:08:26.416038569</dc:date>
    <dc:creator>Stacha Petrovic</dc:creator>
    <meta:editing-duration>P6DT8H55M1S</meta:editing-duration>
    <meta:editing-cycles>78</meta:editing-cycles>
    <meta:document-statistic meta:table-count="4" meta:cell-count="1602" meta:object-count="0"/>
    <meta:user-defined meta:name="qrichtext">1</meta:user-defined>
  </office:meta>
</office:document-meta>
</file>